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Unfinished rou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cm" svg:height="0.962cm" svg:x="3cm" svg:y="5cm">
          <draw:text-box>
            <text:p>1) Location One</text:p>
          </draw:text-box>
        </draw:frame>
        <draw:frame draw:style-name="gr4" draw:layer="layout" svg:width="7cm" svg:height="0.962cm" svg:x="3cm" svg:y="6cm">
          <draw:text-box>
            <text:p>2) Location Two</text:p>
          </draw:text-box>
        </draw:frame>
        <draw:frame draw:style-name="gr4" draw:layer="layout" svg:width="7cm" svg:height="0.962cm" svg:x="3cm" svg:y="7cm">
          <draw:text-box>
            <text:p>3) Location Th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20:51:09</dc:date>
    <dc:creator>asha </dc:creator>
    <meta:editing-duration>PT1H14M49S</meta:editing-duration>
    <meta:editing-cycles>6</meta:editing-cycles>
    <meta:generator>LibreOffice/3.5$Linux_X86_64 LibreOffice_project/350m1$Build-2</meta:generator>
    <meta:document-statistic meta:object-count="10"/>
  </office:meta>
</office:document-meta>
</file>